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9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8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4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.8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37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</text:span><text:span text:style-name="T1">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335cm" svg:y2="21.32cm" draw:start-shape="id7" draw:start-glue-point="8" draw:end-shape="id8" draw:end-glue-point="10" svg:d="M15415 18780c0 1694-360 2540-1080 2540" svg:viewBox="0 0 1081 2541">
          <text:p/>
        </draw:connector>
        <draw:frame draw:style-name="gr6" draw:text-style-name="P9" draw:layer="layout" svg:width="3.302cm" svg:height="0.645cm" svg:x="12.303cm" svg:y="19.288cm">
          <draw:text-box>
            <text:p text:style-name="P8"><text:span text:style-name="T1">Diamond = Clear</text:span></text:p>
          </draw:text-box>
        </draw:frame>
        <draw:frame draw:style-name="gr7" draw:text-style-name="P9" draw:layer="layout" svg:width="9.625cm" svg:height="1.433cm" svg:x="9.79cm" svg:y="6.425cm">
          <draw:text-box>
            <text:p text:style-name="P8"><text:span text:style-name="T1">(Approach Block = Occupied) &amp;&amp; !lockoutTimer</text:span></text:p>
          </draw:text-box>
        </draw:frame>
        <draw:frame draw:style-name="gr8" draw:text-style-name="P10" draw:layer="layout" svg:width="3.75cm" svg:height="0.645cm" svg:x="5.826cm" svg:y="4.048cm">
          <draw:text-box>
            <text:p><text:span text:style-name="T3">STATE_IDLE [clear]</text:span></text:p>
          </draw:text-box>
        </draw:frame>
        <draw:frame draw:style-name="gr9" draw:text-style-name="P10" draw:layer="layout" svg:width="5.291cm" svg:height="0.645cm" svg:x="10.833cm" svg:y="12.738cm">
          <draw:text-box>
            <text:p><text:span text:style-name="T3">STATE_CLEARANCE [green]</text:span></text:p>
          </draw:text-box>
        </draw:frame>
        <draw:frame draw:style-name="gr10" draw:text-style-name="P10" draw:layer="layout" svg:width="4.608cm" svg:height="0.645cm" svg:x="7.404cm" svg:y="18.028cm">
          <draw:text-box>
            <text:p><text:span text:style-name="T3">STATE_TIMEOUT [white]</text:span></text:p>
          </draw:text-box>
        </draw:frame>
        <draw:frame draw:style-name="gr11" draw:text-style-name="P10" draw:layer="layout" svg:width="4.706cm" svg:height="0.645cm" svg:x="15.89cm" svg:y="15.351cm">
          <draw:text-box>
            <text:p><text:span text:style-name="T3">STATE_OCCUPIED [red]</text:span></text:p>
          </draw:text-box>
        </draw:frame>
        <draw:frame draw:style-name="gr12" draw:text-style-name="P10" draw:layer="layout" svg:width="3.495cm" svg:height="0.645cm" svg:x="2.585cm" svg:y="22.082cm">
          <draw:text-box>
            <text:p><text:span text:style-name="T3">STATE_RESET [8]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3" draw:text-style-name="P2" xml:id="id8" draw:id="id8" draw:layer="layout" svg:width="3.556cm" svg:height="2.032cm" svg:x="10.779cm" svg:y="20.304cm">
          <text:p text:style-name="P1"><text:span text:style-name="T1">Lockout</text:span><text:span text:style-name="T1"><text:line-break/></text:span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0" draw:layer="layout" svg:width="4.588cm" svg:height="0.645cm" svg:x="10.793cm" svg:y="22.336cm">
          <draw:text-box>
            <text:p><text:span text:style-name="T3">STATE_LOCKOUT [blue]</text:span></text:p>
          </draw:text-box>
        </draw:frame>
        <draw:connector draw:style-name="gr3" draw:text-style-name="P5" draw:layer="layout" draw:type="curve" svg:x1="10.779cm" svg:y1="21.32cm" svg:x2="7.985cm" svg:y2="21.32cm" draw:start-shape="id8" draw:start-glue-point="6" draw:end-shape="id6" draw:end-glue-point="10" svg:d="M10779 21320h-2794" svg:viewBox="0 0 2795 1">
          <text:p/>
        </draw:connector>
        <draw:frame draw:style-name="gr16" draw:text-style-name="P10" draw:layer="layout" svg:width="4.452cm" svg:height="0.645cm" svg:x="11.405cm" svg:y="7.848cm">
          <draw:text-box>
            <text:p><text:span text:style-name="T3">STATE_DELAY [yellow]</text:span></text:p>
          </draw:text-box>
        </draw:frame>
        <draw:custom-shape draw:style-name="gr17" draw:text-style-name="P4" xml:id="id3" draw:id="id3" draw:layer="layout" svg:width="3.175cm" svg:height="1.524cm" svg:x="8.239cm" svg:y="10.144cm">
          <text:p text:style-name="P3"><text:span text:style-name="T2">Request</text:span></text:p>
          <text:p text:style-name="P3"><text:span text:style-name="T2">Interlocking</text:span></text:p>
          <text:p text:style-name="P3"><text:span text:style-name="T2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8" draw:text-style-name="P10" draw:layer="layout" svg:width="6.346cm" svg:height="0.645cm" svg:x="11.378cm" svg:y="10.642cm">
          <draw:text-box>
            <text:p><text:span text:style-name="T3">STATE_REQUEST [flashing yellow]</text:span></text:p>
          </draw:text-box>
        </draw:frame>
        <draw:custom-shape draw:style-name="gr13" draw:text-style-name="P2" xml:id="id9" draw:id="id9" draw:layer="layout" svg:width="3.556cm" svg:height="2.032cm" svg:x="14.081cm" svg:y="23.352cm">
          <text:p text:style-name="P1"><text:span text:style-name="T1">Wait for opposite</text:span><text:span text:style-name="T1"><text:line-break/></text:span><text:span text:style-name="T1">approach and </text:span></text:p>
          <text:p text:style-name="P1"><text:span text:style-name="T1">interlocking to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7" draw:layer="layout" svg:width="3.556cm" svg:height="1.179cm" svg:x="15.732cm" svg:y="21.447cm">
          <draw:text-box>
            <text:p text:style-name="P6"><text:span text:style-name="T1">Opposite Approach</text:span></text:p>
            <text:p text:style-name="P6"><text:span text:style-name="T1">= Occupied</text:span></text:p>
          </draw:text-box>
        </draw:frame>
        <draw:frame draw:style-name="gr20" draw:text-style-name="P10" draw:layer="layout" svg:width="5.037cm" svg:height="0.645cm" svg:x="14.081cm" svg:y="25.384cm">
          <draw:text-box>
            <text:p><text:span text:style-name="T3">STATE_CLEARING [purple]</text:span></text:p>
          </draw:text-box>
        </draw:frame>
        <draw:frame draw:style-name="gr7" draw:text-style-name="P9" draw:layer="layout" svg:width="5.461cm" svg:height="1.433cm" svg:x="7.35cm" svg:y="24.332cm">
          <draw:text-box>
            <text:p text:style-name="P8"><text:span text:style-name="T1">Opposite Approach = Clear</text:span></text:p>
            <text:p text:style-name="P8"><text:span text:style-name="T1">&amp;&amp; Interlocking = Clear</text:span></text:p>
          </draw:text-box>
        </draw:frame>
        <draw:connector draw:style-name="gr3" draw:text-style-name="P5" draw:layer="layout" draw:type="curve" draw:line-skew="0.867cm" svg:x1="17.002cm" svg:y1="17.32cm" svg:x2="17.637cm" svg:y2="24.368cm" draw:start-shape="id7" draw:start-glue-point="10" draw:end-shape="id9" draw:end-glue-point="10" svg:d="M17002 17320c3006 0 2688 7048 635 7048" svg:viewBox="0 0 2217 7049">
          <text:p/>
        </draw:connector>
        <draw:connector draw:style-name="gr3" draw:text-style-name="P5" draw:layer="layout" draw:type="curve" svg:x1="14.081cm" svg:y1="24.368cm" svg:x2="6.398cm" svg:y2="22.082cm" draw:start-shape="id9" draw:start-glue-point="6" draw:end-shape="id6" draw:end-glue-point="8" svg:d="M14081 24368c-5122 0-7683-762-7683-2286" svg:viewBox="0 0 7684 2287">
          <text:p/>
        </draw:connector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10-27T14:55:23.386997311</dc:date>
    <meta:editing-duration>P4DT6H33M34S</meta:editing-duration>
    <meta:editing-cycles>94</meta:editing-cycles>
    <meta:generator>LibreOffice/24.8.2.1$Linux_X86_64 LibreOffice_project/480$Build-1</meta:generator>
    <meta:print-date>2024-05-19T20:38:32.300229175</meta:print-date>
    <meta:document-statistic meta:object-count="43"/>
  </office:meta>
</office:document-meta>
</file>